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UN6.1" svg:font-family="SUN6.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UN6.1" fo:font-size="26pt" officeooo:rsid="00150625" officeooo:paragraph-rsid="00150625" style:font-size-asian="22.75pt" style:font-size-complex="26pt"/>
    </style:style>
    <style:style style:name="P2" style:family="paragraph" style:parent-style-name="Standard">
      <style:text-properties style:font-name="SUN6.1" fo:font-size="26pt" officeooo:rsid="0016b793" officeooo:paragraph-rsid="0016b793" style:font-size-asian="22.75pt" style:font-size-complex="26pt"/>
    </style:style>
    <style:style style:name="P3" style:family="paragraph" style:parent-style-name="Standard">
      <style:text-properties style:font-name="SUN6.1" fo:font-size="26pt" officeooo:rsid="001d20ac" officeooo:paragraph-rsid="001d20ac" style:font-size-asian="22.75pt" style:font-size-complex="26pt"/>
    </style:style>
    <style:style style:name="P4" style:family="paragraph" style:parent-style-name="Standard">
      <style:text-properties style:font-name="SUN6.1" fo:font-size="26pt" officeooo:rsid="002592d1" officeooo:paragraph-rsid="002592d1" style:font-size-asian="22.75pt" style:font-size-complex="26pt"/>
    </style:style>
    <style:style style:name="T1" style:family="text">
      <style:text-properties officeooo:rsid="001661c5"/>
    </style:style>
    <style:style style:name="T2" style:family="text">
      <style:text-properties officeooo:rsid="0016b793"/>
    </style:style>
    <style:style style:name="T3" style:family="text">
      <style:text-properties officeooo:rsid="001ad674"/>
    </style:style>
    <style:style style:name="T4" style:family="text">
      <style:text-properties officeooo:rsid="001b14f4"/>
    </style:style>
    <style:style style:name="T5" style:family="text">
      <style:text-properties fo:font-weight="bold" style:font-weight-asian="bold" style:font-weight-complex="bold"/>
    </style:style>
    <style:style style:name="T6" style:family="text">
      <style:text-properties officeooo:rsid="001e8e75"/>
    </style:style>
    <style:style style:name="T7" style:family="text">
      <style:text-properties officeooo:rsid="0022618d"/>
    </style:style>
    <style:style style:name="T8" style:family="text">
      <style:text-properties officeooo:rsid="002592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s for Updating Sun Fonts and Keyboard.</text:p>
      <text:p text:style-name="P1"/>
      <text:p text:style-name="P1">You will notice in the attached files a file called: <text:span text:style-name="T3">Sun7 XXXX</text:span>. kmp</text:p>
      <text:p text:style-name="P1"/>
      <text:p text:style-name="P1">Simply click on th<text:span text:style-name="T1">at</text:span> file <text:span text:style-name="T2">this will install your keyboard, Sun and Backsun fonts either automatically or by also clicking on install if asked for. </text:span></text:p>
      <text:p text:style-name="P1"/>
      <text:p text:style-name="P2">The only additional thing to do is save the dictionaries to the directory you have to work on your Sun translation. The words in these dictionaries are the ones that give the output you type in. <text:span text:style-name="T4">Secondly there is a new V-mast dictionary to match the Sun7_2 <text:s/>Translation dictionary that is being sent with the fonts and keyboard. From now on the V-Mast dictionary will be changed to match the new dictionary sent out with the fonts and keyboard. This includes adjustments on fonts, new </text:span><text:soft-page-break/><text:span text:style-name="T4">synonyms and new word symbols to complete translation currently in process. </text:span></text:p>
      <text:p text:style-name="P2"/>
      <text:p text:style-name="P2">Please remember to shut down Office Writer and V-Mast before using the new files. <text:span text:style-name="T3">If it happens the fonts still do not work hold down shift and click on the little circle with arrow in the upper left area of your browser (Google Chrome). This will refresh the cashe(memory for the program)and allow it to accept the new fonts. </text:span></text:p>
      <text:p text:style-name="P4">New info*****</text:p>
      <text:p text:style-name="P3">I am also sending out a short 3 column dictionary<text:span text:style-name="T8"> courtsey of Mary Baas</text:span> called <text:span text:style-name="T8">Condensed </text:span>Proper noun and <text:span text:style-name="T8">Condensed</text:span> common word. <text:span text:style-name="T6">It is</text:span> <text:span text:style-name="T7">more </text:span><text:span text:style-name="T5"><text:s/></text:span>up to date<text:span text:style-name="T7"> for Sun 7.1. She will be adding the changes for 7.2 and we will be sending them to you.</text:span> The final reference is the translators dictionary or the v-mast dictionary as I replace them as a pair. They should match as I use the same file. </text:p>
      <text:p text:style-name="P2"><text:soft-page-break/></text:p>
      <text:p text:style-name="P2">As always if you have problems with these files please feel free to call me Ernie Eadelman at 616-635-6324 <text:s/>or email me at ernie_eadelman@wycliffeassociates.org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SUN6.1" svg:font-family="SUN6.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4:40:37.054000000</meta:creation-date>
    <dc:title>Sun6_1</dc:title>
    <meta:editing-duration>PT35M8S</meta:editing-duration>
    <meta:editing-cycles>12</meta:editing-cycles>
    <meta:generator>LibreOffice/6.2.3.2$Windows_X86_64 LibreOffice_project/aecc05fe267cc68dde00352a451aa867b3b546ac</meta:generator>
    <dc:date>2019-05-01T16:55:40.855000000</dc:date>
    <meta:document-statistic meta:table-count="0" meta:image-count="0" meta:object-count="0" meta:page-count="3" meta:paragraph-count="8" meta:word-count="301" meta:character-count="1713" meta:non-whitespace-character-count="1411"/>
    <meta:template xlink:type="simple" xlink:actuate="onRequest" xlink:title="Sun6_1" xlink:href="../../../../../AppData/Roaming/LibreOffice/4/user/template/Sun6_11.ott" meta:date="2019-04-04T14:40:36.535000000"/>
  </office:meta>
</office:document-meta>
</file>